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style:text-underline-style="solid" style:text-underline-width="auto" style:text-underline-color="font-color" fo:font-weight="bold" style:font-name-asian="TimesNewRomanPS-BoldMT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text-properties style:font-name="Calibri" fo:font-size="11pt" style:font-name-asian="TimesNewRomanPSMT" style:font-size-asian="11pt" style:font-name-complex="TimesNewRomanPSMT" style:font-size-complex="11pt"/>
    </style:style>
    <style:style style:name="P3" style:family="paragraph" style:parent-style-name="Standard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4" style:family="paragraph" style:parent-style-name="Standard">
      <style:text-properties style:font-name="Calibri" fo:font-size="11pt" fo:language="ru" fo:country="RU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5" style:family="paragraph" style:parent-style-name="Standard">
      <style:text-properties style:font-name="Calibri" fo:font-size="11pt" fo:language="ru" fo:country="RU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6" style:family="paragraph" style:parent-style-name="Standard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text-properties style:font-name="Calibri" fo:font-size="11pt" style:text-underline-style="solid" style:text-underline-width="auto" style:text-underline-color="font-color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8" style:family="paragraph" style:parent-style-name="Standard" style:list-style-name="L1">
      <style:text-properties style:font-name="Calibri" fo:font-size="11pt" style:font-name-asian="TimesNewRomanPSMT" style:font-size-asian="11pt" style:font-name-complex="TimesNewRomanPSMT" style:font-size-complex="11pt"/>
    </style:style>
    <style:style style:name="P9" style:family="paragraph" style:parent-style-name="Standard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10" style:family="paragraph" style:parent-style-name="Standard" style:list-style-name="L2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11" style:family="paragraph" style:parent-style-name="Standard">
      <style:text-properties style:font-name="Calibri" fo:font-size="11pt" fo:language="ru" fo:country="RU" style:text-underline-style="solid" style:text-underline-width="auto" style:text-underline-color="font-color" style:font-name-asian="TimesNewRomanPSMT" style:font-size-asian="11pt" style:font-name-complex="TimesNewRomanPSMT" style:font-size-complex="11pt"/>
    </style:style>
    <style:style style:name="P12" style:family="paragraph" style:parent-style-name="Standard" style:list-style-name="L2"/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Стили_20_стрелок_20_1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Стили_20_стрелок_20_1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Стили_20_стрелок_20_1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3cm" draw:marker-start-center="false" draw:marker-end="Стили_20_стрелок_20_3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3cm" draw:marker-start-center="false" draw:marker-end="Стили_20_стрелок_20_1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ИЛЕТ №11</text:p>
      <text:list xml:id="list36382889" text:style-name="L1">
        <text:list-item>
          <text:p text:style-name="P7">Определение удельного сопротивления проводника</text:p>
        </text:list-item>
        <text:list-item>
          <text:p text:style-name="P8">Задача на влажность воздуха</text:p>
        </text:list-item>
      </text:list>
      <text:p text:style-name="P2"/>
      <text:p text:style-name="P4">Лабораторная работа «Определение удельного сопротивления проводника»</text:p>
      <text:p text:style-name="P3"><text:span text:style-name="T8">Удельное сопротивление вещества</text:span><text:span text:style-name="T2"><draw:frame draw:style-name="fr1" draw:name="Объект10" text:anchor-type="as-char" svg:width="0.681cm" svg:height="0.529cm" draw:z-index="1"><draw:object xlink:href="./Object 10" xlink:type="simple" xlink:show="embed" xlink:actuate="onLoad"/><draw:image xlink:href="./ObjectReplacements/Object 10" xlink:type="simple" xlink:show="embed" xlink:actuate="onLoad"/>
     </draw:frame></text:span>— физическая величина, показывающая, каким сопротивлением обладает сделанный из этого вещества проводник единичной длины и единичной площади поперечного сечения.</text:p>
      <text:p text:style-name="P3"><draw:frame draw:style-name="fr1" draw:name="Объект5" text:anchor-type="as-char" svg:width="2.843cm" svg:height="1.057cm" draw:z-index="9"><draw:object xlink:href="./Object 5" xlink:type="simple" xlink:show="embed" xlink:actuate="onLoad"/><draw:image xlink:href="./ObjectReplacements/Object 5" xlink:type="simple" xlink:show="embed" xlink:actuate="onLoad"/>
     <svg:desc>формула</svg:desc>
    </draw:frame></text:p>
      <text:p text:style-name="P11">Цель:<text:span text:style-name="T7"> </text:span><text:span text:style-name="T3">определить удельное сопротивление проводника.</text:span></text:p>
      <text:p text:style-name="P11">Приборы и материалы:<text:span text:style-name="T7"> </text:span><text:span text:style-name="T3">проводник, амперметр, источник тока, вольтметр, ключ, соединительные провода, реостат.</text:span></text:p>
      <text:p text:style-name="P11"><draw:g text:anchor-type="paragraph" draw:z-index="10" draw:style-name="gr1"><draw:line draw:style-name="gr2" draw:text-style-name="P13" svg:x1="11.458cm" svg:y1="0.896cm" svg:x2="13.458cm" svg:y2="0.896cm">
      <text:p/>
     </draw:line><draw:line draw:style-name="gr3" draw:text-style-name="P13" svg:x1="13.458cm" svg:y1="0.645cm" svg:x2="13.458cm" svg:y2="1.145cm">
      <text:p/>
     </draw:line><draw:line draw:style-name="gr4" draw:text-style-name="P13" svg:x1="13.708cm" svg:y1="0.396cm" svg:x2="13.708cm" svg:y2="1.396cm">
      <text:p/>
     </draw:line><draw:line draw:style-name="gr5" draw:text-style-name="P13" svg:x1="13.708cm" svg:y1="0.896cm" svg:x2="14.958cm" svg:y2="0.896cm">
      <text:p/>
     </draw:line><draw:custom-shape draw:style-name="gr6" draw:text-style-name="P13" svg:width="1.001cm" svg:height="1.001cm" svg:x="16.459cm" svg:y="1.896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line draw:style-name="gr7" draw:text-style-name="P13" svg:x1="11.458cm" svg:y1="0.896cm" svg:x2="11.458cm" svg:y2="4.896cm">
      <text:p/>
     </draw:line><draw:frame draw:style-name="gr8" draw:text-style-name="P15" svg:width="0.929cm" svg:height="0.983cm" svg:x="16.533cm" svg:y="1.896cm">
      <draw:text-box>
       <text:p text:style-name="P14"><text:span text:style-name="T10">А</text:span></text:p>
      </draw:text-box>
     </draw:frame><draw:frame draw:style-name="gr9" draw:text-style-name="P16" svg:width="0.752cm" svg:height="0.74cm" svg:x="13.559cm" svg:y="0.296cm">
      <draw:text-box>
       <text:p text:style-name="P14"><text:span text:style-name="T11">+</text:span></text:p>
      </draw:text-box>
     </draw:frame><draw:frame draw:style-name="gr10" draw:text-style-name="P16" svg:width="0.646cm" svg:height="0.74cm" svg:x="12.859cm" svg:y="0.298cm">
      <draw:text-box>
       <text:p text:style-name="P14"><text:span text:style-name="T11">-</text:span></text:p>
      </draw:text-box>
     </draw:frame><draw:line draw:style-name="gr11" draw:text-style-name="P13" svg:x1="15.958cm" svg:y1="0.896cm" svg:x2="16.958cm" svg:y2="0.896cm">
      <text:p/>
     </draw:line><draw:line draw:style-name="gr12" draw:text-style-name="P13" svg:x1="14.958cm" svg:y1="0.896cm" svg:x2="15.958cm" svg:y2="0.396cm">
      <text:p/>
     </draw:line><draw:line draw:style-name="gr13" draw:text-style-name="P13" svg:x1="16.958cm" svg:y1="0.896cm" svg:x2="16.958cm" svg:y2="1.896cm">
      <text:p/>
     </draw:line><draw:line draw:style-name="gr14" draw:text-style-name="P13" svg:x1="16.958cm" svg:y1="2.896cm" svg:x2="16.958cm" svg:y2="3.896cm">
      <text:p/>
     </draw:line><draw:line draw:style-name="gr15" draw:text-style-name="P13" svg:x1="15.958cm" svg:y1="3.896cm" svg:x2="16.958cm" svg:y2="3.896cm">
      <text:p/>
     </draw:line><draw:line draw:style-name="gr16" draw:text-style-name="P13" svg:x1="15.958cm" svg:y1="3.646cm" svg:x2="15.958cm" svg:y2="4.146cm">
      <text:p/>
     </draw:line><draw:line draw:style-name="gr17" draw:text-style-name="P13" svg:x1="14.958cm" svg:y1="3.646cm" svg:x2="15.958cm" svg:y2="3.646cm">
      <text:p/>
     </draw:line><draw:line draw:style-name="gr18" draw:text-style-name="P13" svg:x1="14.958cm" svg:y1="4.146cm" svg:x2="15.958cm" svg:y2="4.146cm">
      <text:p/>
     </draw:line><draw:line draw:style-name="gr19" draw:text-style-name="P13" svg:x1="15.958cm" svg:y1="3.646cm" svg:x2="15.958cm" svg:y2="4.146cm">
      <text:p/>
     </draw:line><draw:line draw:style-name="gr20" draw:text-style-name="P13" svg:x1="15.958cm" svg:y1="3.646cm" svg:x2="15.958cm" svg:y2="4.146cm">
      <text:p/>
     </draw:line><draw:line draw:style-name="gr21" draw:text-style-name="P13" svg:x1="14.958cm" svg:y1="3.646cm" svg:x2="14.958cm" svg:y2="4.146cm">
      <text:p/>
     </draw:line><draw:line draw:style-name="gr22" draw:text-style-name="P13" svg:x1="15.458cm" svg:y1="3.145cm" svg:x2="15.458cm" svg:y2="3.645cm">
      <text:p/>
     </draw:line><draw:line draw:style-name="gr23" draw:text-style-name="P13" svg:x1="14.457cm" svg:y1="3.145cm" svg:x2="15.457cm" svg:y2="3.145cm">
      <text:p/>
     </draw:line><draw:line draw:style-name="gr24" draw:text-style-name="P13" svg:x1="14.457cm" svg:y1="3.145cm" svg:x2="14.457cm" svg:y2="3.645cm">
      <text:p/>
     </draw:line><draw:line draw:style-name="gr25" draw:text-style-name="P13" svg:x1="14.457cm" svg:y1="3.396cm" svg:x2="14.457cm" svg:y2="3.896cm">
      <text:p/>
     </draw:line><draw:line draw:style-name="gr26" draw:text-style-name="P13" svg:x1="13.458cm" svg:y1="3.896cm" svg:x2="14.458cm" svg:y2="3.896cm">
      <text:p/>
     </draw:line><draw:line draw:style-name="gr27" draw:text-style-name="P13" svg:x1="12.957cm" svg:y1="3.646cm" svg:x2="12.957cm" svg:y2="4.146cm">
      <text:p/>
     </draw:line><draw:line draw:style-name="gr28" draw:text-style-name="P13" svg:x1="11.958cm" svg:y1="3.646cm" svg:x2="12.958cm" svg:y2="3.646cm">
      <text:p/>
     </draw:line><draw:line draw:style-name="gr29" draw:text-style-name="P13" svg:x1="11.958cm" svg:y1="4.146cm" svg:x2="12.958cm" svg:y2="4.146cm">
      <text:p/>
     </draw:line><draw:line draw:style-name="gr30" draw:text-style-name="P13" svg:x1="12.957cm" svg:y1="3.646cm" svg:x2="12.957cm" svg:y2="4.146cm">
      <text:p/>
     </draw:line><draw:line draw:style-name="gr31" draw:text-style-name="P13" svg:x1="12.957cm" svg:y1="3.646cm" svg:x2="12.957cm" svg:y2="4.146cm">
      <text:p/>
     </draw:line><draw:line draw:style-name="gr32" draw:text-style-name="P13" svg:x1="11.958cm" svg:y1="3.646cm" svg:x2="11.958cm" svg:y2="4.146cm">
      <text:p/>
     </draw:line><draw:line draw:style-name="gr33" draw:text-style-name="P13" svg:x1="13.457cm" svg:y1="3.896cm" svg:x2="12.957cm" svg:y2="3.896cm">
      <text:p/>
     </draw:line><draw:custom-shape draw:style-name="gr34" draw:text-style-name="P13" svg:width="0.101cm" svg:height="0.1cm" svg:x="13.458cm" svg:y="3.847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line draw:style-name="gr35" draw:text-style-name="P13" svg:x1="13.458cm" svg:y1="3.896cm" svg:x2="13.458cm" svg:y2="4.896cm">
      <text:p/>
     </draw:line><draw:custom-shape draw:style-name="gr36" draw:text-style-name="P13" svg:width="1.001cm" svg:height="1.001cm" svg:x="11.957cm" svg:y="4.395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frame draw:style-name="gr37" draw:text-style-name="P15" svg:width="0.929cm" svg:height="0.983cm" svg:x="12.033cm" svg:y="4.496cm">
      <draw:text-box>
       <text:p text:style-name="P14"><text:span text:style-name="T10">V</text:span></text:p>
      </draw:text-box>
     </draw:frame><draw:line draw:style-name="gr38" draw:text-style-name="P13" svg:x1="13.457cm" svg:y1="4.895cm" svg:x2="12.957cm" svg:y2="4.895cm">
      <text:p/>
     </draw:line><draw:line draw:style-name="gr39" draw:text-style-name="P13" svg:x1="11.958cm" svg:y1="4.895cm" svg:x2="11.458cm" svg:y2="4.895cm">
      <text:p/>
     </draw:line><draw:line draw:style-name="gr40" draw:text-style-name="P13" svg:x1="11.958cm" svg:y1="3.896cm" svg:x2="11.458cm" svg:y2="3.896cm">
      <text:p/>
     </draw:line><draw:custom-shape draw:style-name="gr41" draw:text-style-name="P13" svg:width="0.101cm" svg:height="0.1cm" svg:x="11.458cm" svg:y="3.847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
    </draw:g>Ход работы:</text:p>
      <text:list xml:id="list36381764" text:style-name="L2">
        <text:list-item>
          <text:p text:style-name="P10">Собираем цепь, позволяющую определить сопротивление проводника.</text:p>
          <text:p text:style-name="P10"/>
        </text:list-item>
        <text:list-item>
          <text:p text:style-name="P12"><text:span text:style-name="T1">Измеряем силу тока</text:span><text:span text:style-name="T1"><draw:frame draw:style-name="fr1" draw:name="Объект1" text:anchor-type="as-char" svg:width="0.963cm" svg:height="0.529cm" draw:z-index="4"><draw:object xlink:href="./Object 1" xlink:type="simple" xlink:show="embed" xlink:actuate="onLoad"/><draw:image xlink:href="./ObjectReplacements/Object 1" xlink:type="simple" xlink:show="embed" xlink:actuate="onLoad"/>
       </draw:frame></text:span><text:span text:style-name="T1">и напряжение на проводнике</text:span><text:span text:style-name="T1"><draw:frame draw:style-name="fr1" draw:name="Объект2" text:anchor-type="as-char" svg:width="1.102cm" svg:height="0.531cm" draw:z-index="0"><draw:object xlink:href="./Object 2" xlink:type="simple" xlink:show="embed" xlink:actuate="onLoad"/><draw:image xlink:href="./ObjectReplacements/Object 2" xlink:type="simple" xlink:show="embed" xlink:actuate="onLoad"/>
        <svg:desc>формула</svg:desc>
       </draw:frame></text:span><text:span text:style-name="T1">для трех положений реостата.</text:span></text:p>
          <text:p text:style-name="P10">Вычисляем сопротивления проводника.</text:p>
          <text:p text:style-name="P10"><draw:frame draw:style-name="fr1" draw:name="Объект3" text:anchor-type="as-char" svg:width="5.128cm" svg:height="1.125cm" draw:z-index="2"><draw:object xlink:href="./Object 3" xlink:type="simple" xlink:show="embed" xlink:actuate="onLoad"/><draw:image xlink:href="./ObjectReplacements/Object 3" xlink:type="simple" xlink:show="embed" xlink:actuate="onLoad"/>
       <svg:desc>формула</svg:desc>
      </draw:frame></text:p>
        </text:list-item>
        <text:list-item>
          <text:p text:style-name="P10">Определяем среднее значение сопротивления. Находим длину проводника. Используя площадь поперечного сечения (записанную на резисторе-проводнике), рассчитываем удельное сопротивление.</text:p>
          <text:p text:style-name="P10"><draw:frame draw:style-name="fr1" draw:name="Объект4" text:anchor-type="as-char" svg:width="6.1cm" svg:height="3.905cm" draw:z-index="3"><draw:object xlink:href="./Object 4" xlink:type="simple" xlink:show="embed" xlink:actuate="onLoad"/><draw:image xlink:href="./ObjectReplacements/Object 4" xlink:type="simple" xlink:show="embed" xlink:actuate="onLoad"/>
       <svg:desc>формула</svg:desc>
      </draw:frame></text:p>
          <text:p text:style-name="P10">По удельному сопротивлению можно узнать из какого металла сделан проводник.</text:p>
        </text:list-item>
      </text:list>
      <text:p text:style-name="P3"/>
      <text:p text:style-name="P4">Задача на влажность воздуха</text:p>
      <text:p text:style-name="P5"><text:span text:style-name="T2">Абсолютная влажность воздуха</text:span><draw:frame draw:style-name="fr1" draw:name="Объект7" text:anchor-type="as-char" svg:width="0.457cm" svg:height="0.483cm" draw:z-index="7"><draw:object xlink:href="./Object 7" xlink:type="simple" xlink:show="embed" xlink:actuate="onLoad"/><draw:image xlink:href="./ObjectReplacements/Object 7" xlink:type="simple" xlink:show="embed" xlink:actuate="onLoad"/>
    </draw:frame>показывает, сколько граммов водяного пара содержится в воздухе объемом<draw:frame draw:style-name="fr1" draw:name="Объект6" text:anchor-type="as-char" svg:width="0.901cm" svg:height="0.527cm" draw:z-index="5"><draw:object xlink:href="./Object 6" xlink:type="simple" xlink:show="embed" xlink:actuate="onLoad"/><draw:image xlink:href="./ObjectReplacements/Object 6" xlink:type="simple" xlink:show="embed" xlink:actuate="onLoad"/>
    </draw:frame>при данных условиях (иначе, плотность водяного пара)</text:p>
      <text:p text:style-name="P6"><text:span text:style-name="T2">Относительн</text:span><text:span text:style-name="T6">ая</text:span><text:span text:style-name="T2"> влажность <text:s/>воздуха</text:span><text:span text:style-name="T2"><draw:frame draw:style-name="fr1" draw:name="Объект9" text:anchor-type="as-char" svg:width="0.453cm" svg:height="0.483cm" draw:z-index="8"><draw:object xlink:href="./Object 9" xlink:type="simple" xlink:show="embed" xlink:actuate="onLoad"/><draw:image xlink:href="./ObjectReplacements/Object 9" xlink:type="simple" xlink:show="embed" xlink:actuate="onLoad"/>
     </draw:frame></text:span><text:span text:style-name="T4">- </text:span>отношение абсолютной влажности воздуха к плотности насыщенного водяного пара при той же температуре, выраженной в процентах.</text:p>
      <text:p text:style-name="P6"><text:span text:style-name="T2">Насыщенный пар</text:span> - пар, находящийся в равновесии с жидкостью.</text:p>
      <text:p text:style-name="P6"><text:span text:style-name="T6">Точка росы</text:span><text:span text:style-name="T5"> - температура</text:span> при которой пар становится насыщенным.</text:p>
      <text:p text:style-name="P5">Для определения влажности воздуха используют такие приборы как гигрометр и психрометр.</text:p>
      <text:p text:style-name="P5"><draw:frame draw:style-name="fr1" draw:name="Объект8" text:anchor-type="as-char" svg:width="2.561cm" svg:height="0.773cm" draw:z-index="6"><draw:object xlink:href="./Object 8" xlink:type="simple" xlink:show="embed" xlink:actuate="onLoad"/><draw:image xlink:href="./ObjectReplacements/Object 8" xlink:type="simple" xlink:show="embed" xlink:actuate="onLoad"/>
     <svg:desc>формула</svg:desc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styles>
    <draw:marker draw:name="Стили_20_стрелок_20_1" draw:display-name="Стили стрелок 1" svg:viewBox="0 0 1122 2243" svg:d="m0 2108v17 17l12 42 30 34 38 21 43 4 29-8 30-21 25-26 13-34 343-1532 339 1520 13 42 29 34 39 21 42 4 42-12 34-30 21-42v-39-12l-4 4-440-1998-9-42-25-39-38-25-43-8-42 8-38 25-26 39-8 42z"/>
    <draw:marker draw:name="Стили_20_стрелок_20_3" draw:display-name="Стили стрелок 3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5-12T19:27:37.88</meta:creation-date>
    <dc:date>2016-06-03T09:34:27.51</dc:date>
    <meta:editing-duration>P1DT11H5M22S</meta:editing-duration>
    <meta:editing-cycles>6</meta:editing-cycles>
    <meta:generator>OpenOffice.org/3.3$Win32 OpenOffice.org_project/330m20$Build-9567</meta:generator>
    <meta:document-statistic meta:table-count="0" meta:image-count="0" meta:object-count="10" meta:page-count="1" meta:paragraph-count="23" meta:word-count="182" meta:character-count="1500"/>
  </office:meta>
</office:document-meta>
</file>

<file path=Object 1/content.xml><?xml version="1.0" encoding="utf-8"?>
<math xmlns="http://www.w3.org/1998/Math/MathML">
  <semantics>
    <msub>
      <mi>I</mi>
      <mrow>
        <mn>1,2</mn>
        <mn>,3</mn>
      </mrow>
    </msub>
    <annotation encoding="StarMath 5.0">I_{1,2,3}</annotation>
  </semantics>
</math>
</file>

<file path=Object 10/content.xml><?xml version="1.0" encoding="utf-8"?>
<math xmlns="http://www.w3.org/1998/Math/MathML">
  <semantics>
    <msub>
      <mo stretchy="false">ρ</mo>
      <mi>R</mi>
    </msub>
    <annotation encoding="StarMath 5.0">%irho _R</annotation>
  </semantics>
</math>
</file>

<file path=Object 2/content.xml><?xml version="1.0" encoding="utf-8"?>
<math xmlns="http://www.w3.org/1998/Math/MathML">
  <semantics>
    <msub>
      <mi>U</mi>
      <mrow>
        <mn>1,2</mn>
        <mn>,3</mn>
      </mrow>
    </msub>
    <annotation encoding="StarMath 5.0">U_{1,2,3}</annotation>
  </semantics>
</math>
</file>

<file path=Object 3/content.xml><?xml version="1.0" encoding="utf-8"?>
<math xmlns="http://www.w3.org/1998/Math/MathML">
  <semantics>
    <mrow>
      <mrow>
        <msub>
          <mi>R</mi>
          <mn>1</mn>
        </msub>
        <mo stretchy="false">=</mo>
        <mfrac>
          <msub>
            <mi>U</mi>
            <mn>1</mn>
          </msub>
          <msub>
            <mi>I</mi>
            <mn>1</mn>
          </msub>
        </mfrac>
      </mrow>
      <mi/>
      <mrow>
        <msub>
          <mi>R</mi>
          <mn>2</mn>
        </msub>
        <mo stretchy="false">=</mo>
        <mfrac>
          <msub>
            <mi>U</mi>
            <mn>2</mn>
          </msub>
          <msub>
            <mi>I</mi>
            <mn>2</mn>
          </msub>
        </mfrac>
      </mrow>
      <mi/>
      <mrow>
        <msub>
          <mi>R</mi>
          <mn>3</mn>
        </msub>
        <mo stretchy="false">=</mo>
        <mfrac>
          <msub>
            <mi>U</mi>
            <mn>3</mn>
          </msub>
          <msub>
            <mi>I</mi>
            <mn>3</mn>
          </msub>
        </mfrac>
      </mrow>
    </mrow>
    <annotation encoding="StarMath 5.0">R_1 = U_1 over I_1 ~~R_2 = U_2 over I_2 ~~R_3 = U_3 over I_3</annotation>
  </semantics>
</math>
</file>

<file path=Object 4/content.xml><?xml version="1.0" encoding="utf-8"?>
<math xmlns="http://www.w3.org/1998/Math/MathML">
  <semantics>
    <mtable>
      <mtr>
        <mtd>
          <mrow>
            <msub>
              <mi>R</mi>
              <mi mathvariant="italic">cр</mi>
            </msub>
            <mo stretchy="false">=</mo>
            <mfrac>
              <mrow>
                <mrow>
                  <msub>
                    <mi>R</mi>
                    <mn>1</mn>
                  </msub>
                  <mo stretchy="false">+</mo>
                  <msub>
                    <mi>R</mi>
                    <mn>2</mn>
                  </msub>
                </mrow>
                <mo stretchy="false">+</mo>
                <msub>
                  <mi>R</mi>
                  <mn>3</mn>
                </msub>
              </mrow>
              <mn>3</mn>
            </mfrac>
          </mrow>
        </mtd>
      </mtr>
      <mtr>
        <mtd>
          <mrow>
            <mrow>
              <mi>l</mi>
              <mo stretchy="false">=</mo>
              <msub>
                <mi>l</mi>
                <mn>0</mn>
              </msub>
            </mrow>
            <mi>N</mi>
            <mtext>,  где</mtext>
            <mstyle mathsize="10pt">
              <mrow>
                <mtable>
                  <mtr>
                    <mtd>
                      <mrow>
                        <msub>
                          <mi>l</mi>
                          <mn>0</mn>
                        </msub>
                        <mtext>- длина одного витка,</mtext>
                      </mrow>
                    </mtd>
                  </mtr>
                  <mtr>
                    <mtd>
                      <mrow>
                        <mi>N</mi>
                        <mtext>- кол-во витков             </mtext>
                      </mrow>
                    </mtd>
                  </mtr>
                </mtable>
              </mrow>
            </mstyle>
          </mrow>
        </mtd>
      </mtr>
      <mtr>
        <mtd>
          <mrow>
            <mrow>
              <mi>S</mi>
              <mo stretchy="false">=</mo>
              <mo stretchy="false">π</mo>
            </mrow>
            <msup>
              <mi>R</mi>
              <mn>2</mn>
            </msup>
            <mtext>,  где</mtext>
            <mstyle mathsize="10pt">
              <mrow>
                <mtable>
                  <mtr>
                    <mtd>
                      <mrow>
                        <mi>R</mi>
                        <mtext>- поперечное сечение</mtext>
                      </mrow>
                    </mtd>
                  </mtr>
                  <mtr>
                    <mtd>
                      <mtext>      проводника</mtext>
                    </mtd>
                  </mtr>
                </mtable>
              </mrow>
            </mstyle>
          </mrow>
        </mtd>
      </mtr>
      <mtr>
        <mtd>
          <mrow>
            <mrow>
              <mi>R</mi>
              <mo stretchy="false">=</mo>
              <mrow>
                <msub>
                  <mo stretchy="false">ρ</mo>
                  <mi>R</mi>
                </msub>
                <mo stretchy="false">⋅</mo>
                <mfrac>
                  <mi>l</mi>
                  <mi>S</mi>
                </mfrac>
              </mrow>
            </mrow>
            <mo stretchy="false">⇒</mo>
            <mrow>
              <msub>
                <mo stretchy="false">ρ</mo>
                <mi>R</mi>
              </msub>
              <mo stretchy="false">=</mo>
              <mfrac>
                <mrow>
                  <mi>R</mi>
                  <mo stretchy="false">⋅</mo>
                  <mi>l</mi>
                </mrow>
                <mi>S</mi>
              </mfrac>
            </mrow>
          </mrow>
        </mtd>
      </mtr>
    </mtable>
    <annotation encoding="StarMath 5.0">alignl  R_cр ={R_1 +R_2 +R_3} over {alignc  3} newline
l=l_0 N ",  где" size 10{ binom{ l_0"- длина одного витка,"}{ N"- кол-во витков             "}} newline
alignl S=%pi R^2 ",  где" size 10{ binom{ R"- поперечное сечение"}{ "      проводника"}} newline
alignl R=%irho_R  cdot  {{alignc  l} over {alignc  S}}  drarrow %irho_R = {alignc  R cdot l} over {alignc  S} </annotation>
  </semantics>
</math>
</file>

<file path=Object 5/content.xml><?xml version="1.0" encoding="utf-8"?>
<math xmlns="http://www.w3.org/1998/Math/MathML">
  <semantics>
    <mrow>
      <mrow>
        <mo stretchy="false">[</mo>
        <msub>
          <mo stretchy="false">ρ</mo>
          <mi>R</mi>
        </msub>
        <mo stretchy="false">]</mo>
      </mrow>
      <mo stretchy="false">=</mo>
      <mfrac>
        <mrow>
          <mi mathvariant="italic">Ом</mi>
          <mo stretchy="false">⋅</mo>
          <msup>
            <mi mathvariant="italic">мм</mi>
            <mn>2</mn>
          </msup>
        </mrow>
        <mi>м</mi>
      </mfrac>
    </mrow>
    <annotation encoding="StarMath 5.0">[%irho _R] = {Ом cdot мм^2} over м</annotation>
  </semantics>
</math>
</file>

<file path=Object 6/content.xml><?xml version="1.0" encoding="utf-8"?>
<math xmlns="http://www.w3.org/1998/Math/MathML">
  <semantics>
    <mrow>
      <mn>1</mn>
      <msup>
        <mi>м</mi>
        <mn>3</mn>
      </msup>
    </mrow>
    <annotation encoding="StarMath 5.0">1 м^3</annotation>
  </semantics>
</math>
</file>

<file path=Object 7/content.xml><?xml version="1.0" encoding="utf-8"?>
<math xmlns="http://www.w3.org/1998/Math/MathML">
  <semantics>
    <mo stretchy="false">ρ</mo>
    <annotation encoding="StarMath 5.0">%irho </annotation>
  </semantics>
</math>
</file>

<file path=Object 8/content.xml><?xml version="1.0" encoding="utf-8"?>
<math xmlns="http://www.w3.org/1998/Math/MathML">
  <semantics>
    <mrow>
      <mrow>
        <mo stretchy="false">φ</mo>
        <mo stretchy="false">=</mo>
        <mrow>
          <mfrac>
            <mo stretchy="false">ρ</mo>
            <msub>
              <mo stretchy="false">ρ</mo>
              <mn>0</mn>
            </msub>
          </mfrac>
          <mo stretchy="false">⋅</mo>
          <mn>100</mn>
        </mrow>
      </mrow>
      <mtext>%</mtext>
    </mrow>
    <annotation encoding="StarMath 5.0">%ivarphi = %irho over %irho _0 cdot 100"%"</annotation>
  </semantics>
</math>
</file>

<file path=Object 9/content.xml><?xml version="1.0" encoding="utf-8"?>
<math xmlns="http://www.w3.org/1998/Math/MathML">
  <semantics>
    <mo stretchy="false">φ</mo>
    <annotation encoding="StarMath 5.0">%ivarphi</annotation>
  </semantics>
</math>
</file>